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cc00" draw:opacity="25%" draw:textarea-horizontal-align="justify" draw:textarea-vertical-align="middle" draw:auto-grow-height="false" fo:min-height="6.85cm" fo:min-width="8.03cm"/>
    </style:style>
    <style:style style:name="gr2" style:family="graphic" style:parent-style-name="standard">
      <style:graphic-properties draw:stroke="none" draw:fill-color="#66ccff" draw:opacity="25%" draw:textarea-horizontal-align="justify" draw:textarea-vertical-align="middle" draw:auto-grow-height="false" fo:min-height="8.05cm" fo:min-width="9.2cm"/>
    </style:style>
    <style:style style:name="gr3" style:family="graphic" style:parent-style-name="standard">
      <style:graphic-properties draw:stroke="none" svg:stroke-color="#000000" draw:fill="none" draw:fill-color="#ffffff" fo:min-height="2.65cm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solid" draw:fill-color="#ffffff" fo:min-height="5.45cm"/>
    </style:style>
    <style:style style:name="gr6" style:family="graphic" style:parent-style-name="standard">
      <style:graphic-properties draw:stroke="none" svg:stroke-color="#000000" draw:fill="solid" draw:fill-color="#dddddd" fo:min-height="3.95cm"/>
    </style:style>
    <style:style style:name="gr7" style:family="graphic" style:parent-style-name="standard">
      <style:graphic-properties draw:stroke="none" svg:stroke-color="#000000" draw:fill="solid" draw:fill-color="#ffffff" draw:fill-image-width="0cm" draw:fill-image-height="0cm" fo:min-height="6.6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ffcc00" draw:opacity="25%"/>
      <style:paragraph-properties fo:text-align="center"/>
    </style:style>
    <style:style style:name="P2" style:family="paragraph">
      <loext:graphic-properties draw:fill-color="#66ccff" draw:opacity="25%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text-properties style:font-name="Liberation Mono2" fo:font-size="18pt" style:font-size-asian="18pt" style:font-size-complex="18pt"/>
    </style:style>
    <style:style style:name="P5" style:family="paragraph">
      <loext:graphic-properties draw:fill="solid" draw:fill-color="#dddddd"/>
      <style:text-properties style:font-name="Liberation Mono2" fo:font-size="18pt" style:font-size-asian="18pt" style:font-size-complex="18pt"/>
    </style:style>
    <style:style style:name="P6" style:family="paragraph">
      <loext:graphic-properties draw:fill="solid" draw:fill-color="#ffffff" draw:fill-image-width="0cm" draw:fill-image-heigh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Mono2" fo:font-size="18pt" style:font-size-asian="18pt" style:font-size-complex="18pt"/>
    </style:style>
    <style:style style:name="T3" style:family="text">
      <style:text-properties style:font-name="Liberation Mono1" fo:font-size="18pt" style:font-size-asian="18pt" style:font-size-complex="18pt"/>
    </style:style>
    <style:style style:name="T4" style:family="text">
      <style:text-properties style:font-name="Liberation Mono1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font-name="Liberation Mono1" fo:font-size="14pt" style:font-size-asian="18pt" style:font-size-complex="18pt"/>
    </style:style>
    <style:style style:name="T6" style:family="text">
      <style:text-properties style:font-name="Liberation Mono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3cm" svg:height="7.1cm" svg:x="0.37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cm" svg:height="8.3cm" svg:x="9.2cm" svg:y="0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cm" svg:height="2.9cm" svg:x="0.4cm" svg:y="0.5cm">
          <draw:text-box>
            <text:p>Tracee thread <text:span text:style-name="T1">T</text:span></text:p>
          </draw:text-box>
        </draw:frame>
        <draw:frame draw:style-name="gr4" draw:text-style-name="P3" draw:layer="layout" svg:width="5.7cm" svg:height="1.1cm" svg:x="9.5cm" svg:y="0.5cm">
          <draw:text-box>
            <text:p>Recorder thread</text:p>
          </draw:text-box>
        </draw:frame>
        <draw:frame draw:style-name="gr5" draw:text-style-name="P4" draw:layer="layout" svg:width="7.9cm" svg:height="5.7cm" svg:x="0.7cm" svg:y="1.6cm">
          <draw:text-box>
            <text:p><text:span text:style-name="T2">read(fd, buf, size)</text:span></text:p>
          </draw:text-box>
        </draw:frame>
        <draw:frame draw:style-name="gr6" draw:text-style-name="P5" draw:layer="layout" svg:width="6.5cm" svg:height="4.2cm" svg:x="1.5cm" svg:y="2.7cm">
          <draw:text-box>
            <text:p><text:span text:style-name="T2">ptrace_notify</text:span></text:p>
            <text:p><text:span text:style-name="T2"/></text:p>
            <text:p><text:span text:style-name="T2">sys_read</text:span></text:p>
            <text:p><text:span text:style-name="T2"/></text:p>
            <text:p><text:span text:style-name="T2">ptrace_notify</text:span></text:p>
          </draw:text-box>
        </draw:frame>
        <draw:frame draw:style-name="gr7" draw:text-style-name="P6" draw:layer="layout" svg:width="9.3cm" svg:height="6.862cm" svg:x="9.4cm" svg:y="1.638cm">
          <draw:text-box>
            <text:p><text:span text:style-name="T3">waitpid(</text:span><text:span text:style-name="T4">T</text:span><text:span text:style-name="T3">)</text:span></text:p>
            <text:p><text:span text:style-name="T1">redirect arg2 to scratch</text:span></text:p>
            <text:p><text:span text:style-name="T3">ptrace(</text:span><text:span text:style-name="T4">T</text:span><text:span text:style-name="T3">,</text:span><text:span text:style-name="T5"> CONT_SYSCALL</text:span><text:span text:style-name="T3">)</text:span></text:p>
            <text:p><text:span text:style-name="T3"/></text:p>
            <text:p><text:span text:style-name="T3">waitpid(</text:span><text:span text:style-name="T4">T</text:span><text:span text:style-name="T3">)</text:span></text:p>
            <text:p><text:span text:style-name="T1">record system call with result N</text:span></text:p>
            <text:p><text:span text:style-name="T1">save N scratch bytes to trace</text:span></text:p>
            <text:p><text:span text:style-name="T1">copy N scratch bytes to </text:span><text:span text:style-name="T6">buf</text:span></text:p>
            <text:p><text:span text:style-name="T3">ptrace(</text:span><text:span text:style-name="T4">T</text:span><text:span text:style-name="T3">,</text:span><text:span text:style-name="T5"> CONT_SYSCALL</text:span><text:span text:style-name="T3">)</text:span></text:p>
          </draw:text-box>
        </draw:frame>
        <draw:line draw:style-name="gr8" draw:text-style-name="P7" draw:layer="layout" svg:x1="7cm" svg:y1="3cm" svg:x2="9.6cm" svg:y2="2.4cm">
          <text:p/>
        </draw:line>
        <draw:line draw:style-name="gr8" draw:text-style-name="P7" draw:layer="layout" svg:x1="9.6cm" svg:y1="3.7cm" svg:x2="7cm" svg:y2="3.4cm">
          <text:p/>
        </draw:line>
        <draw:line draw:style-name="gr8" draw:text-style-name="P7" draw:layer="layout" svg:x1="7cm" svg:y1="5.9cm" svg:x2="9.6cm" svg:y2="5.2cm">
          <text:p/>
        </draw:line>
        <draw:line draw:style-name="gr8" draw:text-style-name="P7" draw:layer="layout" svg:x1="9.6cm" svg:y1="8cm" svg:x2="7cm" svg:y2="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" style:font-adornments="Italic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22:36:42.453881049</meta:creation-date>
    <dc:date>2016-05-06T01:31:13.861553247</dc:date>
    <meta:editing-duration>PT2H4M36S</meta:editing-duration>
    <meta:editing-cycles>22</meta:editing-cycles>
    <meta:generator>LibreOffice/5.0.6.1$Linux_X86_64 LibreOffice_project/00$Build-1</meta:generator>
    <meta:document-statistic meta:object-count="11"/>
  </office:meta>
</office:document-meta>
</file>